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09955" officeooo:paragraph-rsid="00109955"/>
    </style:style>
    <style:style style:name="P2" style:family="paragraph" style:parent-style-name="Standard">
      <style:paragraph-properties fo:text-align="justify" style:justify-single-word="false"/>
      <style:text-properties officeooo:rsid="0013aa07" officeooo:paragraph-rsid="0013aa07"/>
    </style:style>
    <style:style style:name="P3" style:family="paragraph" style:parent-style-name="Standard">
      <style:paragraph-properties fo:text-align="justify" style:justify-single-word="false"/>
      <style:text-properties officeooo:rsid="0014d5dc" officeooo:paragraph-rsid="0014d5dc"/>
    </style:style>
    <style:style style:name="P4" style:family="paragraph" style:parent-style-name="Standard">
      <style:paragraph-properties fo:text-align="justify" style:justify-single-word="false"/>
      <style:text-properties officeooo:rsid="00161157" officeooo:paragraph-rsid="00161157"/>
    </style:style>
    <style:style style:name="P5" style:family="paragraph" style:parent-style-name="Standard">
      <style:paragraph-properties fo:text-align="justify" style:justify-single-word="false"/>
      <style:text-properties officeooo:rsid="00161157" officeooo:paragraph-rsid="0013aa07"/>
    </style:style>
    <style:style style:name="P6" style:family="paragraph" style:parent-style-name="Standard">
      <style:paragraph-properties fo:text-align="justify" style:justify-single-word="false"/>
      <style:text-properties officeooo:rsid="0016ce85" officeooo:paragraph-rsid="0016ce85"/>
    </style:style>
    <style:style style:name="P7" style:family="paragraph" style:parent-style-name="Standard">
      <style:paragraph-properties fo:text-align="justify" style:justify-single-word="false"/>
      <style:text-properties officeooo:rsid="0019b518" officeooo:paragraph-rsid="0019b518"/>
    </style:style>
    <style:style style:name="P8" style:family="paragraph" style:parent-style-name="Standard">
      <style:paragraph-properties fo:text-align="justify" style:justify-single-word="false"/>
      <style:text-properties officeooo:rsid="001a14f8" officeooo:paragraph-rsid="001a14f8"/>
    </style:style>
    <style:style style:name="P9" style:family="paragraph" style:parent-style-name="Standard">
      <style:paragraph-properties fo:text-align="justify" style:justify-single-word="false"/>
      <style:text-properties officeooo:rsid="0020250a" officeooo:paragraph-rsid="0020250a"/>
    </style:style>
    <style:style style:name="P10" style:family="paragraph" style:parent-style-name="Standard">
      <style:paragraph-properties fo:text-align="justify" style:justify-single-word="false"/>
      <style:text-properties officeooo:rsid="0021c9e2" officeooo:paragraph-rsid="0021c9e2"/>
    </style:style>
    <style:style style:name="P11" style:family="paragraph" style:parent-style-name="Standard">
      <style:paragraph-properties fo:text-align="justify" style:justify-single-word="false"/>
      <style:text-properties officeooo:rsid="0022d5d4" officeooo:paragraph-rsid="0021c9e2"/>
    </style:style>
    <style:style style:name="P12" style:family="paragraph" style:parent-style-name="Standard">
      <style:paragraph-properties fo:text-align="justify" style:justify-single-word="false"/>
      <style:text-properties officeooo:rsid="0022d5d4" officeooo:paragraph-rsid="0022d5d4"/>
    </style:style>
    <style:style style:name="P13" style:family="paragraph" style:parent-style-name="Standard">
      <style:paragraph-properties fo:text-align="justify" style:justify-single-word="false"/>
      <style:text-properties officeooo:rsid="002691eb" officeooo:paragraph-rsid="002691eb"/>
    </style:style>
    <style:style style:name="T1" style:family="text">
      <style:text-properties officeooo:rsid="00126b96"/>
    </style:style>
    <style:style style:name="T2" style:family="text">
      <style:text-properties officeooo:rsid="00161157"/>
    </style:style>
    <style:style style:name="T3" style:family="text">
      <style:text-properties style:text-underline-style="none"/>
    </style:style>
    <style:style style:name="T4" style:family="text">
      <style:text-properties officeooo:rsid="001eaa4b"/>
    </style:style>
    <style:style style:name="T5" style:family="text">
      <style:text-properties officeooo:rsid="00285b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 el siguiente experimento se generaron 7 tareas de 40 ciclos de duración.</text:p>
      <text:p text:style-name="P1"/>
      <text:p text:style-name="P1">Se <text:span text:style-name="T1">realizaron mediciones con 1,2 y 4 nucleos, con un quantum de 3 a 9</text:span></text:p>
      <text:p text:style-name="P1"/>
      <text:p text:style-name="P2">Una de las metricas se <text:span text:style-name="T4">define como</text:span> en al cantidad de tiempo que necesita un proceso para finalizar su ejecución desde que es lanzado.</text:p>
      <text:p text:style-name="P5"/>
      <text:p text:style-name="P3">Desde esta perspectiva, todas las ejecuciones con un solo núcleo resultaron relativamente insuficientes, generalizando ninguna ejecución se concreto antes de los 240 ciclo<text:span text:style-name="T2">s. El sistema experimentó una leve mejoría al aumentar el quantum hasta llegar en 7, para luego comenzar a disminuir</text:span></text:p>
      <text:p text:style-name="P4"/>
      <text:p text:style-name="P4"/>
      <text:p text:style-name="P6">El sistema con 2 cores <text:span text:style-name="T5">fue mejorando gradualmente hasta que el quantum fue maximo, es decir, no existen desalojos salvo cuando el proceso se bloquea</text:span></text:p>
      <text:p text:style-name="P7"/>
      <text:p text:style-name="P13">Cuando se prueba el sistema con cuatro cores, el sistema mejora en forma paulatina hasta llegar a un quantum de 14 ciclos, desde donde comienza a desmejorar nuevamente</text:p>
      <text:p text:style-name="P8"/>
      <text:p text:style-name="P9"/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16:11:13.826821823</meta:creation-date>
    <dc:date>2015-04-22T23:03:36.722766647</dc:date>
    <meta:editing-duration>PT6H37M10S</meta:editing-duration>
    <meta:editing-cycles>5</meta:editing-cycles>
    <meta:generator>LibreOffice/4.2.7.2$Linux_X86_64 LibreOffice_project/420m0$Build-2</meta:generator>
    <meta:document-statistic meta:table-count="0" meta:image-count="0" meta:object-count="0" meta:page-count="1" meta:paragraph-count="6" meta:word-count="147" meta:character-count="881" meta:non-whitespace-character-count="740"/>
  </office:meta>
</office:document-meta>
</file>